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6e9c3" officeooo:paragraph-rsid="0006e9c3"/>
    </style:style>
    <style:style style:name="P2" style:family="paragraph" style:parent-style-name="Preformatted_20_Text">
      <style:text-properties officeooo:rsid="00086819" officeooo:paragraph-rsid="00086819"/>
    </style:style>
    <style:style style:name="P3" style:family="paragraph" style:parent-style-name="Preformatted_20_Text">
      <style:text-properties officeooo:rsid="0009dd39" officeooo:paragraph-rsid="0009dd39"/>
    </style:style>
    <style:style style:name="P4" style:family="paragraph" style:parent-style-name="Preformatted_20_Text">
      <style:text-properties officeooo:rsid="000af41f" officeooo:paragraph-rsid="000af41f"/>
    </style:style>
    <style:style style:name="P5" style:family="paragraph" style:parent-style-name="Preformatted_20_Text">
      <style:text-properties officeooo:rsid="000c1835" officeooo:paragraph-rsid="000c1835"/>
    </style:style>
    <style:style style:name="P6" style:family="paragraph" style:parent-style-name="Preformatted_20_Text">
      <style:text-properties officeooo:rsid="000d385f" officeooo:paragraph-rsid="000d385f"/>
    </style:style>
    <style:style style:name="P7" style:family="paragraph" style:parent-style-name="Preformatted_20_Text">
      <style:text-properties officeooo:rsid="000ecd8e" officeooo:paragraph-rsid="000ecd8e"/>
    </style:style>
    <style:style style:name="P8" style:family="paragraph" style:parent-style-name="Preformatted_20_Text">
      <style:paragraph-properties fo:text-align="start" style:justify-single-word="false"/>
      <style:text-properties fo:font-style="italic" style:text-underline-style="solid" style:text-underline-width="auto" style:text-underline-color="font-color" officeooo:rsid="000ecd8e" officeooo:paragraph-rsid="000ecd8e" style:font-style-asian="italic" style:font-style-complex="italic"/>
    </style:style>
    <style:style style:name="P9" style:family="paragraph" style:parent-style-name="Preformatted_20_Text">
      <style:text-properties fo:font-style="italic" fo:font-weight="bold" officeooo:rsid="0049d7ce" officeooo:paragraph-rsid="0049d7ce" style:font-style-asian="italic" style:font-weight-asian="bold" style:font-style-complex="italic" style:font-weight-complex="bold"/>
    </style:style>
    <style:style style:name="P10" style:family="paragraph" style:parent-style-name="Preformatted_20_Text">
      <style:paragraph-properties fo:text-align="start" style:justify-single-word="false"/>
      <style:text-properties fo:font-style="normal" style:text-underline-style="none" officeooo:rsid="0010838e" officeooo:paragraph-rsid="0010838e" style:font-style-asian="normal" style:font-style-complex="normal"/>
    </style:style>
    <style:style style:name="P11" style:family="paragraph" style:parent-style-name="Preformatted_20_Text">
      <style:text-properties officeooo:rsid="0010e9c3" officeooo:paragraph-rsid="0010e9c3"/>
    </style:style>
    <style:style style:name="P12" style:family="paragraph" style:parent-style-name="Preformatted_20_Text">
      <style:text-properties officeooo:rsid="0011c9f5" officeooo:paragraph-rsid="0011c9f5"/>
    </style:style>
    <style:style style:name="P13" style:family="paragraph" style:parent-style-name="Preformatted_20_Text">
      <style:text-properties officeooo:rsid="0012ab05" officeooo:paragraph-rsid="0012ab05"/>
    </style:style>
    <style:style style:name="P14" style:family="paragraph" style:parent-style-name="Preformatted_20_Text">
      <style:text-properties officeooo:rsid="0012c297" officeooo:paragraph-rsid="0012c297"/>
    </style:style>
    <style:style style:name="P15" style:family="paragraph" style:parent-style-name="Preformatted_20_Text">
      <style:text-properties officeooo:rsid="0014a87e" officeooo:paragraph-rsid="0014a87e"/>
    </style:style>
    <style:style style:name="P16" style:family="paragraph" style:parent-style-name="Preformatted_20_Text">
      <style:text-properties officeooo:rsid="00160cb9" officeooo:paragraph-rsid="00160cb9"/>
    </style:style>
    <style:style style:name="P17" style:family="paragraph" style:parent-style-name="Preformatted_20_Text">
      <style:text-properties fo:font-weight="bold" officeooo:rsid="0019ecdc" officeooo:paragraph-rsid="0019ecdc" style:font-weight-asian="bold" style:font-weight-complex="bold"/>
    </style:style>
    <style:style style:name="P18" style:family="paragraph" style:parent-style-name="Preformatted_20_Text">
      <style:text-properties fo:font-weight="bold" officeooo:rsid="00404f06" officeooo:paragraph-rsid="00404f06" style:font-weight-asian="bold" style:font-weight-complex="bold"/>
    </style:style>
    <style:style style:name="P19" style:family="paragraph" style:parent-style-name="Preformatted_20_Text">
      <style:text-properties fo:font-weight="bold" officeooo:rsid="0036665d" officeooo:paragraph-rsid="0036665d" style:font-weight-asian="bold" style:font-weight-complex="bold"/>
    </style:style>
    <style:style style:name="P20" style:family="paragraph" style:parent-style-name="Preformatted_20_Text">
      <style:text-properties fo:font-weight="bold" officeooo:rsid="0045e19c" officeooo:paragraph-rsid="0045e19c" style:font-weight-asian="bold" style:font-weight-complex="bold"/>
    </style:style>
    <style:style style:name="P21" style:family="paragraph" style:parent-style-name="Preformatted_20_Text">
      <style:text-properties fo:font-weight="normal" officeooo:rsid="0019ecdc" officeooo:paragraph-rsid="0019ecdc" style:font-weight-asian="normal" style:font-weight-complex="normal"/>
    </style:style>
    <style:style style:name="P22" style:family="paragraph" style:parent-style-name="Preformatted_20_Text">
      <style:text-properties fo:font-weight="normal" officeooo:rsid="001c6eee" officeooo:paragraph-rsid="001c6eee" style:font-weight-asian="normal" style:font-weight-complex="normal"/>
    </style:style>
    <style:style style:name="P23" style:family="paragraph" style:parent-style-name="Preformatted_20_Text">
      <style:text-properties fo:font-weight="normal" officeooo:rsid="001dd647" officeooo:paragraph-rsid="001dd647" style:font-weight-asian="normal" style:font-weight-complex="normal"/>
    </style:style>
    <style:style style:name="P24" style:family="paragraph" style:parent-style-name="Preformatted_20_Text">
      <style:text-properties fo:font-weight="normal" officeooo:rsid="00211bad" officeooo:paragraph-rsid="00211bad" style:font-weight-asian="normal" style:font-weight-complex="normal"/>
    </style:style>
    <style:style style:name="P25" style:family="paragraph" style:parent-style-name="Preformatted_20_Text">
      <style:text-properties fo:font-weight="normal" officeooo:rsid="0023007e" officeooo:paragraph-rsid="0023007e" style:font-weight-asian="normal" style:font-weight-complex="normal"/>
    </style:style>
    <style:style style:name="P26" style:family="paragraph" style:parent-style-name="Preformatted_20_Text">
      <style:text-properties fo:font-weight="normal" officeooo:rsid="002747f2" officeooo:paragraph-rsid="002747f2" style:font-weight-asian="normal" style:font-weight-complex="normal"/>
    </style:style>
    <style:style style:name="P27" style:family="paragraph" style:parent-style-name="Preformatted_20_Text">
      <style:text-properties fo:font-weight="normal" officeooo:rsid="0027a8aa" officeooo:paragraph-rsid="0027a8aa" style:font-weight-asian="normal" style:font-weight-complex="normal"/>
    </style:style>
    <style:style style:name="P28" style:family="paragraph" style:parent-style-name="Preformatted_20_Text">
      <style:text-properties fo:font-weight="normal" officeooo:rsid="0028f360" officeooo:paragraph-rsid="0028f360" style:font-weight-asian="normal" style:font-weight-complex="normal"/>
    </style:style>
    <style:style style:name="P29" style:family="paragraph" style:parent-style-name="Preformatted_20_Text">
      <style:text-properties fo:font-weight="normal" officeooo:rsid="002b38b4" officeooo:paragraph-rsid="002b38b4" style:font-weight-asian="normal" style:font-weight-complex="normal"/>
    </style:style>
    <style:style style:name="P30" style:family="paragraph" style:parent-style-name="Preformatted_20_Text">
      <style:text-properties fo:font-weight="normal" officeooo:rsid="002c0e1c" officeooo:paragraph-rsid="002c0e1c" style:font-weight-asian="normal" style:font-weight-complex="normal"/>
    </style:style>
    <style:style style:name="P31" style:family="paragraph" style:parent-style-name="Preformatted_20_Text">
      <style:text-properties fo:font-weight="normal" officeooo:rsid="002d265f" officeooo:paragraph-rsid="002d265f" style:font-weight-asian="normal" style:font-weight-complex="normal"/>
    </style:style>
    <style:style style:name="P32" style:family="paragraph" style:parent-style-name="Preformatted_20_Text">
      <style:text-properties fo:font-weight="normal" officeooo:rsid="002e9e78" officeooo:paragraph-rsid="002e9e78" style:font-weight-asian="normal" style:font-weight-complex="normal"/>
    </style:style>
    <style:style style:name="P33" style:family="paragraph" style:parent-style-name="Preformatted_20_Text">
      <style:text-properties fo:font-weight="normal" officeooo:rsid="003020f0" officeooo:paragraph-rsid="003020f0" style:font-weight-asian="normal" style:font-weight-complex="normal"/>
    </style:style>
    <style:style style:name="P34" style:family="paragraph" style:parent-style-name="Preformatted_20_Text">
      <style:text-properties fo:font-weight="normal" officeooo:rsid="00315417" officeooo:paragraph-rsid="00315417" style:font-weight-asian="normal" style:font-weight-complex="normal"/>
    </style:style>
    <style:style style:name="P35" style:family="paragraph" style:parent-style-name="Preformatted_20_Text">
      <style:text-properties fo:font-weight="normal" officeooo:rsid="00333031" officeooo:paragraph-rsid="00333031" style:font-weight-asian="normal" style:font-weight-complex="normal"/>
    </style:style>
    <style:style style:name="P36" style:family="paragraph" style:parent-style-name="Preformatted_20_Text">
      <style:text-properties fo:font-weight="normal" officeooo:rsid="00333031" officeooo:paragraph-rsid="003544cf" style:font-weight-asian="normal" style:font-weight-complex="normal"/>
    </style:style>
    <style:style style:name="P37" style:family="paragraph" style:parent-style-name="Preformatted_20_Text">
      <style:text-properties fo:font-weight="normal" officeooo:rsid="003544cf" officeooo:paragraph-rsid="003544cf" style:font-weight-asian="normal" style:font-weight-complex="normal"/>
    </style:style>
    <style:style style:name="P38" style:family="paragraph" style:parent-style-name="Preformatted_20_Text">
      <style:text-properties fo:font-weight="normal" officeooo:rsid="0036665d" officeooo:paragraph-rsid="0036665d" style:font-weight-asian="normal" style:font-weight-complex="normal"/>
    </style:style>
    <style:style style:name="P39" style:family="paragraph" style:parent-style-name="Preformatted_20_Text">
      <style:text-properties fo:font-weight="normal" officeooo:rsid="00404f06" officeooo:paragraph-rsid="00404f06" style:font-weight-asian="normal" style:font-weight-complex="normal"/>
    </style:style>
    <style:style style:name="P40" style:family="paragraph" style:parent-style-name="Preformatted_20_Text">
      <style:text-properties fo:font-weight="normal" officeooo:rsid="00418482" officeooo:paragraph-rsid="00418482" style:font-weight-asian="normal" style:font-weight-complex="normal"/>
    </style:style>
    <style:style style:name="P41" style:family="paragraph" style:parent-style-name="Preformatted_20_Text">
      <style:text-properties fo:font-weight="normal" officeooo:rsid="004323de" officeooo:paragraph-rsid="004323de" style:font-weight-asian="normal" style:font-weight-complex="normal"/>
    </style:style>
    <style:style style:name="P42" style:family="paragraph" style:parent-style-name="Preformatted_20_Text">
      <style:text-properties fo:font-weight="normal" officeooo:rsid="00443c6a" officeooo:paragraph-rsid="00443c6a" style:font-weight-asian="normal" style:font-weight-complex="normal"/>
    </style:style>
    <style:style style:name="P43" style:family="paragraph" style:parent-style-name="Preformatted_20_Text">
      <style:text-properties fo:font-weight="normal" officeooo:rsid="00471e8e" officeooo:paragraph-rsid="00471e8e" style:font-weight-asian="normal" style:font-weight-complex="normal"/>
    </style:style>
    <style:style style:name="P44" style:family="paragraph" style:parent-style-name="Preformatted_20_Text">
      <style:text-properties officeooo:rsid="0039e216" officeooo:paragraph-rsid="0039e216"/>
    </style:style>
    <style:style style:name="P45" style:family="paragraph" style:parent-style-name="Preformatted_20_Text">
      <style:text-properties officeooo:rsid="003b491e" officeooo:paragraph-rsid="003b491e"/>
    </style:style>
    <style:style style:name="P46" style:family="paragraph" style:parent-style-name="Preformatted_20_Text">
      <style:text-properties officeooo:rsid="003c00a2" officeooo:paragraph-rsid="003c00a2"/>
    </style:style>
    <style:style style:name="P47" style:family="paragraph" style:parent-style-name="Preformatted_20_Text">
      <style:text-properties officeooo:rsid="003d479a" officeooo:paragraph-rsid="003d479a"/>
    </style:style>
    <style:style style:name="P48" style:family="paragraph" style:parent-style-name="Preformatted_20_Text">
      <style:text-properties officeooo:rsid="003e5146" officeooo:paragraph-rsid="003e5146"/>
    </style:style>
    <style:style style:name="P49" style:family="paragraph" style:parent-style-name="Preformatted_20_Text">
      <style:text-properties officeooo:rsid="004ac65e" officeooo:paragraph-rsid="004ac65e"/>
    </style:style>
    <style:style style:name="P50" style:family="paragraph" style:parent-style-name="Preformatted_20_Text">
      <style:text-properties officeooo:rsid="004b5b25" officeooo:paragraph-rsid="004b5b25"/>
    </style:style>
    <style:style style:name="P51" style:family="paragraph" style:parent-style-name="Preformatted_20_Text">
      <style:text-properties officeooo:rsid="004c43b5" officeooo:paragraph-rsid="004c43b5"/>
    </style:style>
    <style:style style:name="P52" style:family="paragraph" style:parent-style-name="Preformatted_20_Text">
      <style:text-properties fo:font-weight="bold" officeooo:rsid="004d30cc" officeooo:paragraph-rsid="004e86cd" style:font-weight-asian="bold" style:font-weight-complex="bold"/>
    </style:style>
    <style:style style:name="P53" style:family="paragraph" style:parent-style-name="Preformatted_20_Text">
      <style:text-properties fo:font-weight="bold" officeooo:rsid="0006e9c3" officeooo:paragraph-rsid="0006e9c3" style:font-weight-asian="bold" style:font-weight-complex="bold"/>
    </style:style>
    <style:style style:name="P54" style:family="paragraph" style:parent-style-name="Preformatted_20_Text">
      <style:text-properties fo:font-weight="bold" officeooo:rsid="004ac65e" officeooo:paragraph-rsid="004ac65e" style:font-weight-asian="bold" style:font-weight-complex="bold"/>
    </style:style>
    <style:style style:name="T1" style:family="text">
      <style:text-properties officeooo:rsid="00090306"/>
    </style:style>
    <style:style style:name="T2" style:family="text">
      <style:text-properties officeooo:rsid="0010489b"/>
    </style:style>
    <style:style style:name="T3" style:family="text">
      <style:text-properties officeooo:rsid="0010e9c3"/>
    </style:style>
    <style:style style:name="T4" style:family="text">
      <style:text-properties officeooo:rsid="00161d68"/>
    </style:style>
    <style:style style:name="T5" style:family="text">
      <style:text-properties officeooo:rsid="0023007e"/>
    </style:style>
    <style:style style:name="T6" style:family="text">
      <style:text-properties officeooo:rsid="0023e421"/>
    </style:style>
    <style:style style:name="T7" style:family="text">
      <style:text-properties officeooo:rsid="0027a8aa"/>
    </style:style>
    <style:style style:name="T8" style:family="text">
      <style:text-properties officeooo:rsid="002a8fc2"/>
    </style:style>
    <style:style style:name="T9" style:family="text">
      <style:text-properties officeooo:rsid="002c0e1c"/>
    </style:style>
    <style:style style:name="T10" style:family="text">
      <style:text-properties officeooo:rsid="0033efe0"/>
    </style:style>
    <style:style style:name="T11" style:family="text">
      <style:text-properties officeooo:rsid="0037e893"/>
    </style:style>
    <style:style style:name="T12" style:family="text">
      <style:text-properties officeooo:rsid="003d479a"/>
    </style:style>
    <style:style style:name="T13" style:family="text">
      <style:text-properties officeooo:rsid="003e5146"/>
    </style:style>
    <style:style style:name="T14" style:family="text">
      <style:text-properties officeooo:rsid="003ee0e9"/>
    </style:style>
    <style:style style:name="T15" style:family="text">
      <style:text-properties officeooo:rsid="0043f030"/>
    </style:style>
    <style:style style:name="T16" style:family="text">
      <style:text-properties officeooo:rsid="0048bbab"/>
    </style:style>
    <style:style style:name="T17" style:family="text">
      <style:text-properties officeooo:rsid="004b57c4"/>
    </style:style>
    <style:style style:name="T18" style:family="text">
      <style:text-properties fo:font-weight="normal" style:font-weight-asian="normal" style:font-weight-complex="normal"/>
    </style:style>
    <style:style style:name="T19" style:family="text">
      <style:text-properties fo:font-weight="normal" officeooo:rsid="004e86cd" style:font-weight-asian="normal" style:font-weight-complex="normal"/>
    </style:style>
    <style:style style:name="T20" style:family="text">
      <style:text-properties officeooo:rsid="004e86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3"/>
      <text:p text:style-name="P54">Cuda memorymodel.pdf <text:span text:style-name="T17">(es el cuarto o quinto creo)</text:span></text:p>
      <text:p text:style-name="P54"><text:span text:style-name="T20">Titulo: </text:span>Memory Model and...</text:p>
      <text:p text:style-name="P49"/>
      <text:p text:style-name="P50">SM = {SP} <text:s/>#Nomrmalmente la cantidad de SP es multiplo de dos (2^n).</text:p>
      <text:p text:style-name="P50"/>
      <text:p text:style-name="P51">Global → todos los hilos <text:span text:style-name="T20">(__device__)</text:span></text:p>
      <text:p text:style-name="P51">Shared → Solo el bloque <text:span text:style-name="T20">(__device__ __shared__)</text:span></text:p>
      <text:p text:style-name="P51">Registros → Solo el hilo <text:span text:style-name="T20">() → no va nada.</text:span></text:p>
      <text:p text:style-name="P52">Constante?<text:span text:style-name="T18"> </text:span><text:span text:style-name="T19">(__device__ __constant__)</text:span></text:p>
      <text:p text:style-name="P50"/>
      <text:p text:style-name="P1"/>
      <text:p text:style-name="P1">Software Paralelo → Hardware Paralelo</text:p>
      <text:p text:style-name="P1"/>
      <text:p text:style-name="P1">Armaron una arquitectura de hardware que es escalable.</text:p>
      <text:p text:style-name="P1"/>
      <text:p text:style-name="P2">OpenMP no es lo mismo trabajarlo con una pastilla, que con varias pastillas. O los distintos esquemas de cache, la distribucion de los cores fisicos, afinidad, etc. La distribucion de los cores fisicos depende del procesador que se esta utilizando. </text:p>
      <text:p text:style-name="P2">Como mantener la especificacion del hardware paralelo de modo que el software paralelo sea suficientemente eficiente es un problema, ya que el hardware siempre cambia y por lo tanto hay que cambiar el software.</text:p>
      <text:p text:style-name="P2"/>
      <text:p text:style-name="P2">Las placas de videos tienen cientos o miles de cores, pero tienen que ser escalables. No como los procesadores multi-core.</text:p>
      <text:p text:style-name="P2">Armaron un esquema de hardware logico, dividen en grillas y bloques (grids and blocks).</text:p>
      <text:p text:style-name="P2"/>
      <text:p text:style-name="P2">Programas sobre un hardware logico que se mapea sobre el hardware fisico.</text:p>
      <text:p text:style-name="P2">Si a nivel de hardware logico puedo adaptarme a hardware fisico, al escalar mantengo el hardware logico. Por lo tanto no tengo que cambiar el software. <text:span text:style-name="T1">Las grillas y bloques se adaptan al hardware fisico que va evolucionando.</text:span></text:p>
      <text:p text:style-name="P2"/>
      <text:p text:style-name="P3">Puede haber que cambiar las grillas y bloques, pero el kernel no cambia. La arquitectura del software no debe cambiar.</text:p>
      <text:p text:style-name="P3"/>
      <text:p text:style-name="P4">Este hardware logico es para poder mapear de manera mas natural.</text:p>
      <text:p text:style-name="P4"/>
      <text:p text:style-name="P5">En dimBlock no podemos poner cualquier valor. Hay que respetar el limite del hardware (normalmente 1024).</text:p>
      <text:p text:style-name="P5"/>
      <text:p text:style-name="P5">Las divisiones no son perfectas, va a haber ciertos espacioes que sobren.</text:p>
      <text:p text:style-name="P5"/>
      <text:p text:style-name="P6">Cada unidad fisica es estrictamente SIMD (single instruction multiple data).</text:p>
      <text:p text:style-name="P6"/>
      <text:p text:style-name="P6">En general estan armadas con WARPS(32 threads).</text:p>
      <text:p text:style-name="P6"/>
      <text:p text:style-name="P8">Ejemplo de dos dimensiones.</text:p>
      <text:p text:style-name="P7"/>
      <text:p text:style-name="P7">Row=4</text:p>
      <text:p text:style-name="P7">Col=3</text:p>
      <text:p text:style-name="P7"/>
      <text:p text:style-name="P7">Linealizando:</text:p>
      <text:p text:style-name="P7">4*8+3 = <text:span text:style-name="T2">35</text:span></text:p>
      <text:p text:style-name="P7"/>
      <text:p text:style-name="P10">grid.x = 4</text:p>
      <text:p text:style-name="P10">grid.y = 4</text:p>
      <text:p text:style-name="P10">dim.x = 2</text:p>
      <text:p text:style-name="P10">dim.y = 2</text:p>
      <text:p text:style-name="P10">dimgrid (4, 4, 1)</text:p>
      <text:p text:style-name="P10">dimblock (2, 2, 1)</text:p>
      <text:p text:style-name="P10"/>
      <text:p text:style-name="P10"><text:soft-page-break/>35 / 8 = 4 → fila <text:span text:style-name="T3">(y)</text:span></text:p>
      <text:p text:style-name="P10">Mod(35) = 3 → columna <text:span text:style-name="T3">(x)</text:span></text:p>
      <text:p text:style-name="P7"/>
      <text:p text:style-name="P11">BloqueID dentro de la grilla.</text:p>
      <text:p text:style-name="P11">Thread ID dentro del bloque.</text:p>
      <text:p text:style-name="P12">El hardware sabe cual es el bloque que se esta ejecutando.</text:p>
      <text:p text:style-name="P12"/>
      <text:p text:style-name="P13">En OpenMP uno maneja el hilo. En cambio en CUDA el hilo es el que maneja el dato. A partir de este hilo vas a manejar este dato. </text:p>
      <text:p text:style-name="P13"/>
      <text:p text:style-name="P14">Uno tiene que dividir los hilos logicos para que entren en los hilos fisicos.</text:p>
      <text:p text:style-name="P14">La cantiad de bloques esta limitada por la cantidad de hilos fisicos que podemos usar al mismo tiempo.</text:p>
      <text:p text:style-name="P14"/>
      <text:p text:style-name="P15">Hay conjuntos (nivel grilla) y subconjuntos (nivel bloque) de hilos.</text:p>
      <text:p text:style-name="P15">Varios bloques son largados en paralelo a varios subconjuntos de hilos. A su vez, varios hilos ejecutan un mismo bloque al mismo tiempo.</text:p>
      <text:p text:style-name="P15">Distintos subconjuntos de hilos pueden ejecutar distintos BlockID.</text:p>
      <text:p text:style-name="P15">Pero en un mismo subconjunto, el BlockID es el mismo.</text:p>
      <text:p text:style-name="P15"/>
      <text:p text:style-name="P16">El tamanio minimo aconsejable es un warp.</text:p>
      <text:p text:style-name="P16">Que carajo es un warp? <text:span text:style-name="T4">Warp es el subconjunto de un bloque que puede ejecutar al mismo tiempo? Pero los hilos dentro del bloque pueden sincronizarse.Warp es el subconjunto que ejecuta en simd, concurrentemente al mismisimo tiempo.</text:span></text:p>
      <text:p text:style-name="P16"/>
      <text:p text:style-name="P17">Grilla → Bloque → Warp</text:p>
      <text:p text:style-name="P21"/>
      <text:p text:style-name="P22">Los bloques se pueden ejecutar en cualquier orden. Ademas, no hay sincronizacion entre bloques. </text:p>
      <text:p text:style-name="P22"/>
      <text:p text:style-name="P23">Streaming Multiproccesor es donde estan los hilos fisicos. Cada bloque se divide en warps que entran en SM. Cada SM se come warps.</text:p>
      <text:p text:style-name="P23"/>
      <text:p text:style-name="P24">El tamanio del warp esta relacionado al tamanio del SM. <text:span text:style-name="T5">Los warps se encolan en los SM, los SM administran warps. Los SM son el embudo.</text:span></text:p>
      <text:p text:style-name="P24"/>
      <text:p text:style-name="P25">El SM tiene un administrador y una cola de warps por hardware. <text:span text:style-name="T6">El SM en general tienen el tamanio de los warps o mas chicos. El warp es la unidad que te ajusta el bloque logico sobre el bloque fisico.</text:span></text:p>
      <text:p text:style-name="P26">Cada bloque es asignado a un Streaming Multiprocessor. <text:span text:style-name="T7">Cada SM tiene una estructura de memoria compartida. </text:span></text:p>
      <text:p text:style-name="P27">Ademas cada SM tiene memoria local.</text:p>
      <text:p text:style-name="P27"/>
      <text:p text:style-name="P27">Hay tres esquemas de memoria.</text:p>
      <text:p text:style-name="P27">La global que pueden ver todos los hilos</text:p>
      <text:p text:style-name="P27">Compartida que es local del SM, compartida por todos los hilos en el SM</text:p>
      <text:p text:style-name="P27">Variables locales de cada, registros de cada SP (Stream Processor).</text:p>
      <text:p text:style-name="P27"/>
      <text:p text:style-name="P28">Escalo el hardware metiendole mas bloques. Al haber poca sincronizacion es mas escalable. <text:span text:style-name="T8">Los bloques deben ser mas que el tamanio del warp.</text:span></text:p>
      <text:p text:style-name="P28"/>
      <text:p text:style-name="P29">Los bloques se particionan en warps. <text:span text:style-name="T9">Los warps no tienen ordenamiento definido.</text:span></text:p>
      <text:p text:style-name="P30">Los bloques pueden ordenarse pero los warps no.</text:p>
      <text:p text:style-name="P30"/>
      <text:p text:style-name="P31">Ocultacion de la latencia por la superposicion de los hilos.</text:p>
      <text:p text:style-name="P32">Este esquema de hardware necesita tener unidades logicas que excedan a las fisicas.</text:p>
      <text:p text:style-name="P32"/>
      <text:p text:style-name="P33">Es mejor tener muchos hilos para tener un buen solapamiento.</text:p>
      <text:p text:style-name="P33">Hay limites en la cantidad de hilos que podemos tener y la cantidad de bloques que se puede tener.</text:p>
      <text:p text:style-name="P34">No se puede tener ni un tamanio muy chico, ni tamanio muy grande de bloque.</text:p>
      <text:p text:style-name="P34"/>
      <text:p text:style-name="P36">Franky 8 SM con 192 Cud<text:span text:style-name="T10">a</text:span>C<text:span text:style-name="T10">ores</text:span>/SM.</text:p>
      <text:p text:style-name="P35"><text:soft-page-break/>1536 CUDA CORES.</text:p>
      <text:p text:style-name="P35"/>
      <text:p text:style-name="P37">MAX NUM THREAD PER MULTIPROCESSOR: 2848</text:p>
      <text:p text:style-name="P37">MAX NUM OF THREADS PER BLOCK: 1024</text:p>
      <text:p text:style-name="P38">Geforce GTX 680</text:p>
      <text:p text:style-name="P19">/<text:span text:style-name="T11">usr/local/cuda/samples/1_Utilities/deviceQuery/deviceQuery</text:span></text:p>
      <text:p text:style-name="P13"/>
      <text:p text:style-name="P13"/>
      <text:p text:style-name="P44">nvcc matmul.cu -o mm -Xcompiler -fopenmp</text:p>
      <text:p text:style-name="P44">./mm</text:p>
      <text:p text:style-name="P44"/>
      <text:p text:style-name="P45">Mientras mas nos acercamos al maximo mejor funciona, ya que tenemos mejor ocultamiento de latencia.</text:p>
      <text:p text:style-name="P45"/>
      <text:p text:style-name="P46">FLOS. 2048 * 2048 *2048 operaciones * 2 operaciones (suma y multiplicacion) = 17 ”Giga Flops”/<text:span text:style-name="T12">0.16 = 92 giga flops</text:span></text:p>
      <text:p text:style-name="P46"/>
      <text:p text:style-name="P48">Tamanio de 40<text:span text:style-name="T14">96.</text:span></text:p>
      <text:p text:style-name="P47">137 “Giga flops” / 1.397<text:span text:style-name="T13">(tiempo que tarda)</text:span> = 98 giga flops</text:p>
      <text:p text:style-name="P47"/>
      <text:p text:style-name="P18">Calculo de la capacidad</text:p>
      <text:p text:style-name="P39">Rpeak = Clock * NUM_THREADS * 2 (Porque tienen unidades FMA)</text:p>
      <text:p text:style-name="P40">1.08GHZ * 1536 * 2 = 3317 Giga Flops = 3.317 Tflops.</text:p>
      <text:p text:style-name="P40"/>
      <text:p text:style-name="P41">No llegamos al <text:span text:style-name="T15">Rpeak</text:span> porque no usamos la memoria compartida. Usamos la memoria global que es mas lenta que la shared.</text:p>
      <text:p text:style-name="P42">Otro problema es la velocidad de transferencia del bus.</text:p>
      <text:p text:style-name="P42"/>
      <text:p text:style-name="P20">/usr/local/cuda/samples/1_Utilities/bandwidthTest/bandwidthTest</text:p>
      <text:p text:style-name="P20"/>
      <text:p text:style-name="P43">Para trabajar a un teraflop hay que tener los datos inmediatamente disponibles. El bus que trae los datos es mucho mas lento <text:span text:style-name="T16">que el procesamiento de la placa de video.</text:span></text:p>
      <text:p text:style-name="P43"/>
      <text:p text:style-name="P43">Para que el Robservado sea igual al Rpeak, la placa deberia iterar varias veces los mismos datos. De modo de ocultar la latencia del bus.</text:p>
      <text:p text:style-name="P42"/>
      <text:p text:style-name="P42"/>
      <text:p text:style-name="P9">Dividir el tamanio de los warps según la condicion (evitar la divergencia), para tener mejores result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6T15:51:50.320601254</dc:date>
    <meta:generator>LibreOffice/4.2.8.2$Linux_X86_64 LibreOffice_project/420m0$Build-2</meta:generator>
    <meta:editing-duration>PT2H42M19S</meta:editing-duration>
    <meta:editing-cycles>69</meta:editing-cycles>
    <meta:document-statistic meta:table-count="0" meta:image-count="0" meta:object-count="0" meta:page-count="3" meta:paragraph-count="86" meta:word-count="1006" meta:character-count="5922" meta:non-whitespace-character-count="4997"/>
  </office:meta>
</office:document-meta>
</file>